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ES Joan </text:p>
      <text:p text:style-name="Standard">Ramis i Ramis</text:p>
      <text:p text:style-name="Standard"/>
      <text:p text:style-name="Standard">Sr gerent de l’empresa Xerox</text:p>
      <text:p text:style-name="Standard">Carrer de Maria Lluïsa Serra, 87</text:p>
      <text:p text:style-name="Standard">Av. Menorca</text:p>
      <text:p text:style-name="Standard">Maó – Menorca </text:p>
      <text:p text:style-name="Standard"/>
      <text:p text:style-name="Standard">Benvolgut senyor,</text:p>
      <text:p text:style-name="Standard">Ens posem en contacte amb vostès perquè estem interessats en adquirir alguns dels productes que ofereixen. En concret, necessitaríem dues impressores multifuncionals per a les nostres instal·lacions, que ens permetin gestionar tasques quotidianes com la impressió de circulars, actes oficials, fitxes per als alumnes, així com escanejar i fotocopiar documents.</text:p>
      <text:p text:style-name="Standard">Estem especialment interessats en els següents models:</text:p>
      <text:p text:style-name="Standard"/>
      <text:p text:style-name="Standard"><text:s text:c="4"/>• B225V/DNI</text:p>
      <text:p text:style-name="Standard"><text:s text:c="4"/>• B235V/DNI</text:p>
      <text:p text:style-name="Standard"><text:s text:c="4"/>• B315V/DNI</text:p>
      <text:p text:style-name="Standard"/>
      <text:p text:style-name="Standard">A l’espera de la vostra resposta, us saludem cordialment.</text:p>
      <text:p text:style-name="Standard"/>
      <text:p text:style-name="Standard">Atentament,</text:p>
      <text:p text:style-name="Standard"/>
      <text:p text:style-name="Standard"><text:s/></text:p>
      <text:p text:style-name="Standard">[firma]</text:p>
      <text:p text:style-name="Standard"/>
      <text:p text:style-name="Standard"/>
      <text:p text:style-name="Standard"/>
      <text:p text:style-name="Standard"/>
      <text:p text:style-name="Standard">Raquel Taltavull</text:p>
      <text:p text:style-name="Standard">Directora de l’ IES Joan Ramis i Ramis</text:p>
      <text:p text:style-name="Standard"/>
      <text:p text:style-name="Standard">Maó, 2 de Novembre de 2024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0:18:04.418067503</meta:creation-date>
    <dc:date>2024-11-22T10:21:01.238004906</dc:date>
    <meta:editing-duration>PT2M57S</meta:editing-duration>
    <meta:editing-cycles>1</meta:editing-cycles>
    <meta:document-statistic meta:table-count="0" meta:image-count="0" meta:object-count="0" meta:page-count="1" meta:paragraph-count="19" meta:word-count="112" meta:character-count="740" meta:non-whitespace-character-count="629"/>
    <meta:generator>LibreOffice/24.2.6.2$Linux_X86_64 LibreOffice_project/420$Build-2</meta:generator>
  </office:meta>
</office:document-meta>
</file>